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sMoreEmptyValuesTest.shouldReturnEmpt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turnsMoreEmptyValuesTest.shouldReturn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